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officeooo:paragraph-rsid="001067b2"/>
    </style:style>
    <style:style style:name="P2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fo:color="#000000" fo:font-size="13pt" fo:font-weight="normal" officeooo:rsid="000ef46d" officeooo:paragraph-rsid="001067b2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70%" fo:text-align="center" style:justify-single-word="false"/>
      <style:text-properties fo:color="#000000" fo:font-size="13pt" fo:font-weight="normal" officeooo:rsid="000ef46d" officeooo:paragraph-rsid="00113d26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3pt" officeooo:paragraph-rsid="001067b2" style:font-size-asian="13pt" style:font-name-complex="Arial1" style:font-size-complex="13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3pt" officeooo:paragraph-rsid="00113d26" style:font-size-asian="13pt" style:font-name-complex="Arial1" style:font-size-complex="13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paragraph-rsid="001067b2" style:font-size-asian="13pt" style:font-size-complex="13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paragraph-rsid="00113d26" style:font-size-asian="13pt" style:font-size-complex="13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113d26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6pt"/>
    </style:style>
    <style:style style:name="T3" style:family="text">
      <style:text-properties style:font-name="Arial" fo:font-size="14pt" style:font-size-asian="14pt" style:font-name-complex="Arial1" style:font-size-complex="16pt"/>
    </style:style>
    <style:style style:name="T4" style:family="text">
      <style:text-properties style:font-name="Arial" fo:font-size="20pt" fo:font-weight="bold" style:font-size-asian="20pt" style:font-weight-asian="bold" style:font-name-complex="Arial1" style:font-size-complex="12pt"/>
    </style:style>
    <style:style style:name="T5" style:family="text">
      <style:text-properties style:font-name="Arial" fo:font-size="20pt" style:font-size-asian="20pt" style:font-name-complex="Arial1" style:font-size-complex="12pt"/>
    </style:style>
    <style:style style:name="T6" style:family="text">
      <style:text-properties style:font-name="Arial" fo:font-size="20pt" officeooo:rsid="001067b2" style:font-size-asian="20pt" style:font-name-complex="Arial1" style:font-size-complex="20pt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style:font-name-complex="Arial1" style:font-size-complex="12pt"/>
    </style:style>
    <style:style style:name="T9" style:family="text">
      <style:text-properties style:font-name="Arial" officeooo:rsid="001067b2" style:font-name-complex="Arial1" style:font-size-complex="12pt"/>
    </style:style>
    <style:style style:name="T10" style:family="text">
      <style:text-properties style:font-name="Arial" fo:font-size="15pt" officeooo:rsid="001067b2" style:font-size-asian="15pt" style:font-name-complex="Arial1" style:font-size-complex="15pt"/>
    </style:style>
    <style:style style:name="T11" style:family="text">
      <style:text-properties style:font-name="Arial" fo:font-weight="bold" style:font-weight-asian="bold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m novo Endereço<text:tab/></text:span><text:span text:style-name="T8">Anderson Freire<text:tab/></text:span><text:span text:style-name="T6">[ <text:s text:c="4"/>]</text:span></text:p>
      <text:p text:style-name="P6"><text:span text:style-name="T7">Em breve voarei para as bodas do meu Rei</text:span></text:p>
      <text:p text:style-name="P6"><text:span text:style-name="T7">Não vou negociar com o mundo minha fé</text:span></text:p>
      <text:p text:style-name="P6"><text:span text:style-name="T7">Tão certo como Deus, o dia chegará</text:span></text:p>
      <text:p text:style-name="P4"/>
      <text:p text:style-name="P6"><text:span text:style-name="T7">Enquanto eu vivo aqui, eu sinto o céu em mim</text:span></text:p>
      <text:p text:style-name="P6"><text:span text:style-name="T7">Mas a glória maior, Deus reservou pra mim</text:span></text:p>
      <text:p text:style-name="P6"><text:span text:style-name="T7">No encontro triunfal, no cerimonial</text:span></text:p>
      <text:p text:style-name="P4"/>
      <text:p text:style-name="P6"><text:span text:style-name="T11">***</text:span><text:span text:style-name="T7">Vale a pena ser fiel, eu vou morar no céu</text:span></text:p>
      <text:p text:style-name="P6"><text:span text:style-name="T7">Eu não abro mão do céu, meu destino é o céu</text:span></text:p>
      <text:p text:style-name="P6"><text:span text:style-name="T7">Deus vai me arrebatar, com Ele vou voar</text:span></text:p>
      <text:p text:style-name="P6"><text:span text:style-name="T7">Tenho um endereço novo, aqui não é o meu lugar</text:span></text:p>
      <text:p text:style-name="P6"><text:span text:style-name="T7">Vale a pena ser fiel, eu vou morar no céu</text:span></text:p>
      <text:p text:style-name="P6"><text:span text:style-name="T7">Eu não abro mão do céu, meu destino é o céu</text:span></text:p>
      <text:p text:style-name="P6"><text:span text:style-name="T7">Deus vai me arrebatar, com Ele vou voar</text:span></text:p>
      <text:p text:style-name="P6"><text:span text:style-name="T7">Tenho um endereço novo</text:span></text:p>
      <text:p text:style-name="P4"/>
      <text:p text:style-name="P6"><text:span text:style-name="T7">Meu endereço é na cidade de Deus</text:span></text:p>
      <text:p text:style-name="P6"><text:span text:style-name="T7">Em ruas de ouro eu vou caminhar</text:span></text:p>
      <text:p text:style-name="P6"><text:span text:style-name="T7">Estou imaginando a árvore da vida</text:span></text:p>
      <text:p text:style-name="P6"><text:span text:style-name="T7">Em questão de tempo eu irei pra lá</text:span></text:p>
      <text:p text:style-name="P6"><text:span text:style-name="T7">Meu endereço é na cidade de Deus</text:span></text:p>
      <text:p text:style-name="P6"><text:span text:style-name="T7">O meu passaporte eu já conquistei</text:span></text:p>
      <text:p text:style-name="P6"><text:span text:style-name="T7">Autenticado pelo sangue do Cordeiro</text:span></text:p>
      <text:p text:style-name="P6"><text:span text:style-name="T7">Vou morar pra sempre juntinho de Deus</text:span></text:p>
      <text:p text:style-name="P4"/>
      <text:p text:style-name="P6"><text:span text:style-name="T7">Santo, Santo, Santo, Santo</text:span></text:p>
      <text:p text:style-name="P6"><text:span text:style-name="T7">No céu eu vou cantar, com os anjos vou cantar</text:span></text:p>
      <text:p text:style-name="P6"><text:span text:style-name="T7">No endereço novo eu só quero adorar</text:span></text:p>
      <text:p text:style-name="P6"><text:span text:style-name="T7">Santo, Santo, Santo, Santo</text:span></text:p>
      <text:p text:style-name="P6"><text:span text:style-name="T7">Em glória eu vou voar, pra casa eu vou voar</text:span></text:p>
      <text:p text:style-name="P6"><text:span text:style-name="T7">No endereço novo eu só quero adorar</text:span></text:p>
      <text:p text:style-name="P6"><text:span text:style-name="T7">O Rei está voltando! O Rei está voltando!</text:span></text:p>
      <text:p text:style-name="P6"><text:span text:style-name="T7">A trombeta está soando, o meu nome a chamar</text:span></text:p>
      <text:p text:style-name="P6"><text:span text:style-name="T7">O Rei está voltando! O Rei está voltando</text:span></text:p>
      <text:p text:style-name="P2"><text:span text:style-name="T11">Aleluia, ele vem me buscar!</text:span></text:p>
      <text:p text:style-name="P8"><text:span text:style-name="T4">Um novo Endereço<text:tab/></text:span><text:span text:style-name="T8">Anderson Freire<text:tab/></text:span><text:span text:style-name="T6">[ <text:s text:c="4"/>]</text:span></text:p>
      <text:p text:style-name="P7"><text:span text:style-name="T7">Em breve voarei para as bodas do meu Rei</text:span></text:p>
      <text:p text:style-name="P7"><text:span text:style-name="T7">Não vou negociar com o mundo minha fé</text:span></text:p>
      <text:p text:style-name="P7"><text:span text:style-name="T7">Tão certo como Deus, o dia chegará</text:span></text:p>
      <text:p text:style-name="P5"/>
      <text:p text:style-name="P7"><text:span text:style-name="T7">Enquanto eu vivo aqui, eu sinto o céu em mim</text:span></text:p>
      <text:p text:style-name="P7"><text:span text:style-name="T7">Mas a glória maior, Deus reservou pra mim</text:span></text:p>
      <text:p text:style-name="P7"><text:span text:style-name="T7">No encontro triunfal, no cerimonial</text:span></text:p>
      <text:p text:style-name="P5"/>
      <text:p text:style-name="P7"><text:span text:style-name="T11">***</text:span><text:span text:style-name="T7">Vale a pena ser fiel, eu vou morar no céu</text:span></text:p>
      <text:p text:style-name="P7"><text:span text:style-name="T7">Eu não abro mão do céu, meu destino é o céu</text:span></text:p>
      <text:p text:style-name="P7"><text:span text:style-name="T7">Deus vai me arrebatar, com Ele vou voar</text:span></text:p>
      <text:p text:style-name="P7"><text:span text:style-name="T7">Tenho um endereço novo, aqui não é o meu lugar</text:span></text:p>
      <text:p text:style-name="P7"><text:span text:style-name="T7">Vale a pena ser fiel, eu vou morar no céu</text:span></text:p>
      <text:p text:style-name="P7"><text:span text:style-name="T7">Eu não abro mão do céu, meu destino é o céu</text:span></text:p>
      <text:p text:style-name="P7"><text:span text:style-name="T7">Deus vai me arrebatar, com Ele vou voar</text:span></text:p>
      <text:p text:style-name="P7"><text:span text:style-name="T7">Tenho um endereço novo</text:span></text:p>
      <text:p text:style-name="P5"/>
      <text:p text:style-name="P7"><text:span text:style-name="T7">Meu endereço é na cidade de Deus</text:span></text:p>
      <text:p text:style-name="P7"><text:span text:style-name="T7">Em ruas de ouro eu vou caminhar</text:span></text:p>
      <text:p text:style-name="P7"><text:span text:style-name="T7">Estou imaginando a árvore da vida</text:span></text:p>
      <text:p text:style-name="P7"><text:span text:style-name="T7">Em questão de tempo eu irei pra lá</text:span></text:p>
      <text:p text:style-name="P7"><text:span text:style-name="T7">Meu endereço é na cidade de Deus</text:span></text:p>
      <text:p text:style-name="P7"><text:span text:style-name="T7">O meu passaporte eu já conquistei</text:span></text:p>
      <text:p text:style-name="P7"><text:span text:style-name="T7">Autenticado pelo sangue do Cordeiro</text:span></text:p>
      <text:p text:style-name="P7"><text:span text:style-name="T7">Vou morar pra sempre juntinho de Deus</text:span></text:p>
      <text:p text:style-name="P5"/>
      <text:p text:style-name="P7"><text:span text:style-name="T7">Santo, Santo, Santo, Santo</text:span></text:p>
      <text:p text:style-name="P7"><text:span text:style-name="T7">No céu eu vou cantar, com os anjos vou cantar</text:span></text:p>
      <text:p text:style-name="P7"><text:span text:style-name="T7">No endereço novo eu só quero adorar</text:span></text:p>
      <text:p text:style-name="P7"><text:span text:style-name="T7">Santo, Santo, Santo, Santo</text:span></text:p>
      <text:p text:style-name="P7"><text:span text:style-name="T7">Em glória eu vou voar, pra casa eu vou voar</text:span></text:p>
      <text:p text:style-name="P7"><text:span text:style-name="T7">No endereço novo eu só quero adorar</text:span></text:p>
      <text:p text:style-name="P7"><text:span text:style-name="T7">O Rei está voltando! O Rei está voltando!</text:span></text:p>
      <text:p text:style-name="P7"><text:span text:style-name="T7">A trombeta está soando, o meu nome a chamar</text:span></text:p>
      <text:p text:style-name="P7"><text:span text:style-name="T7">O Rei está voltando! O Rei está voltando</text:span></text:p>
      <text:p text:style-name="P3"><text:span text:style-name="T11">Aleluia, ele vem me busca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1T15:53:08.640384376</dc:date>
    <meta:editing-cycles>12</meta:editing-cycles>
    <meta:editing-duration>PT17M53S</meta:editing-duration>
    <meta:generator>LibreOffice/5.2.5.1$Linux_X86_64 LibreOffice_project/20m0$Build-1</meta:generator>
    <meta:document-statistic meta:table-count="0" meta:image-count="0" meta:object-count="0" meta:page-count="1" meta:paragraph-count="66" meta:word-count="502" meta:character-count="2432" meta:non-whitespace-character-count="1988"/>
  </office:meta>
</office:document-meta>
</file>